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style:text-underline-style="solid" style:text-underline-width="bold" style:text-underline-color="font-color" fo:font-weight="bold" officeooo:rsid="0006f166" officeooo:paragraph-rsid="0006f166" style:font-weight-asian="bold" style:font-weight-complex="bold"/>
    </style:style>
    <style:style style:name="P2" style:family="paragraph" style:parent-style-name="Standard">
      <style:text-properties style:font-name="Times New Roman" style:text-underline-style="solid" style:text-underline-width="bold" style:text-underline-color="font-color" fo:font-weight="bold" officeooo:rsid="0006f166" style:font-weight-asian="bold" style:font-weight-complex="bold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text-properties style:font-name="Times New Roman" style:text-underline-style="none" fo:font-weight="normal" officeooo:rsid="0006f166" officeooo:paragraph-rsid="0006f166" style:font-weight-asian="normal" style:font-weight-complex="normal"/>
    </style:style>
    <style:style style:name="P5" style:family="paragraph" style:parent-style-name="Standard">
      <style:text-properties style:font-name="Times New Roman"/>
    </style:style>
    <style:style style:name="P6" style:family="paragraph" style:parent-style-name="Standard">
      <style:text-properties style:font-name="Times New Roman" style:text-underline-style="none" fo:font-weight="normal" officeooo:rsid="0006f166" officeooo:paragraph-rsid="0006f166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:</text:p>
      <text:p text:style-name="P1"/>
      <text:p text:style-name="P3">#include &lt;stdio.h&gt;</text:p>
      <text:p text:style-name="P3">int main()</text:p>
      <text:p text:style-name="P3">{</text:p>
      <text:p text:style-name="P3"><text:s text:c="4"/>int a[100],i,j,n,key;</text:p>
      <text:p text:style-name="P3"><text:s text:c="4"/>printf("Enter the size of the array : ");</text:p>
      <text:p text:style-name="P3"><text:s text:c="4"/>scanf("%d",&amp;n);</text:p>
      <text:p text:style-name="P3"><text:s text:c="4"/>printf("Enter the elements :\n");</text:p>
      <text:p text:style-name="P3"><text:s text:c="4"/>for(i=0;i&lt;n;i++)</text:p>
      <text:p text:style-name="P3"><text:s text:c="8"/>scanf("%d",&amp;a[i]);</text:p>
      <text:p text:style-name="P3"><text:s text:c="4"/>for(i=1;i&lt;=n-1;i++)</text:p>
      <text:p text:style-name="P3"><text:s text:c="4"/>{</text:p>
      <text:p text:style-name="P3"><text:s text:c="8"/>key=a[i];</text:p>
      <text:p text:style-name="P3"><text:s text:c="8"/>j=i-1;</text:p>
      <text:p text:style-name="P3"><text:s text:c="8"/>while(j&gt;=0 &amp;&amp; a[j]&gt;key)</text:p>
      <text:p text:style-name="P3"><text:s text:c="8"/>{</text:p>
      <text:p text:style-name="P3"><text:s text:c="12"/>a[j+1]=a[j];</text:p>
      <text:p text:style-name="P3"><text:s text:c="12"/>j=j-1;</text:p>
      <text:p text:style-name="P3"><text:s text:c="8"/>}</text:p>
      <text:p text:style-name="P3"><text:s text:c="8"/>a[j+1]=key;</text:p>
      <text:p text:style-name="P3"><text:s text:c="4"/>}</text:p>
      <text:p text:style-name="P3"><text:s text:c="4"/>printf("Sorted array :\n");;</text:p>
      <text:p text:style-name="P3"><text:s text:c="4"/>for(i=0;i&lt;n;i++)</text:p>
      <text:p text:style-name="P3"><text:s text:c="8"/>printf("%d\t",a[i]);</text:p>
      <text:p text:style-name="P3"><text:s text:c="4"/>printf("\n");</text:p>
      <text:p text:style-name="P3"><text:s text:c="4"/>return 0;</text:p>
      <text:p text:style-name="P3">}</text:p>
      <text:p text:style-name="P2"/>
      <text:p text:style-name="P1">OUTPUT:</text:p>
      <text:p text:style-name="P1"/>
      <text:p text:style-name="P4">Enter the size of the array : 6</text:p>
      <text:p text:style-name="P4">Enter the elements :</text:p>
      <text:p text:style-name="P4">5</text:p>
      <text:p text:style-name="P4">2</text:p>
      <text:p text:style-name="P4">4</text:p>
      <text:p text:style-name="P4">6</text:p>
      <text:p text:style-name="P4">1</text:p>
      <text:p text:style-name="P4">3</text:p>
      <text:p text:style-name="P4">Sorted array :</text:p>
      <text:p text:style-name="P4">1 <text:s text:c="6"/>2 <text:s text:c="6"/>3 <text:s text:c="6"/>4 <text:s text:c="6"/>5 <text:s text:c="6"/>6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5T17:34:17.976000000</meta:creation-date>
    <dc:date>2022-02-17T15:39:14.768000000</dc:date>
    <meta:editing-duration>PT52M34S</meta:editing-duration>
    <meta:editing-cycles>7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38" meta:word-count="73" meta:character-count="613" meta:non-whitespace-character-count="412"/>
  </office:meta>
</office:document-meta>
</file>